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BootstrapConfiguration.jmsListenerAnnotation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BootstrapConfiguration.defaultJmsListenerEndpoin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